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>
      <style:text-properties officeooo:rsid="0015a58a"/>
    </style:style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cellent.<text:line-break/>Now we define the <text:span text:style-name="Strong_20_Emphasis">Session Write Batching Logic — Full Engineering Specification</text:span>.</text:p>
      <text:p text:style-name="Text_20_body">This controls how answers are written during the test.</text:p>
      <text:p text:style-name="Text_20_body">If this layer is wrong:</text:p>
      <text:list text:style-name="L18">
        <text:list-item>
          <text:p text:style-name="P21">Firestore bills explode</text:p>
        </text:list-item>
        <text:list-item>
          <text:p text:style-name="P21">Latency increases</text:p>
        </text:list-item>
        <text:list-item>
          <text:p text:style-name="P21">Data corrupts</text:p>
        </text:list-item>
        <text:list-item>
          <text:p text:style-name="P21">Concurrency issues appear</text:p>
        </text:list-item>
      </text:list>
      <text:p text:style-name="Text_20_body">If done correctly:</text:p>
      <text:list text:style-name="L19">
        <text:list-item>
          <text:p text:style-name="P22">Writes are minimal</text:p>
        </text:list-item>
        <text:list-item>
          <text:p text:style-name="P22">Offline safe</text:p>
        </text:list-item>
        <text:list-item>
          <text:p text:style-name="P22">Deterministic</text:p>
        </text:list-item>
        <text:list-item>
          <text:p text:style-name="P22">Scalable</text:p>
        </text:list-item>
      </text:list>
      <text:p text:style-name="Horizontal_20_Line"/>
      <text:h text:style-name="Heading_20_1" text:outline-level="1">🧠 OBJECTIVE</text:h>
      <text:p text:style-name="Text_20_body">The exam portal must:</text:p>
      <text:list text:style-name="L20">
        <text:list-item>
          <text:p text:style-name="P23">Avoid writing every click immediately</text:p>
        </text:list-item>
        <text:list-item>
          <text:p text:style-name="P23">Avoid overwriting entire session document</text:p>
        </text:list-item>
        <text:list-item>
          <text:p text:style-name="P23">Prevent race conditions</text:p>
        </text:list-item>
        <text:list-item>
          <text:p text:style-name="P23">Survive network drops</text:p>
        </text:list-item>
        <text:list-item>
          <text:p text:style-name="P23">Minimize Firestore writes</text:p>
        </text:list-item>
      </text:list>
      <text:p text:style-name="Horizontal_20_Line"/>
      <text:h text:style-name="Heading_20_1" text:outline-level="1">🧱 1️⃣ WRITE INTERVAL POLICY</text:h>
      <text:h text:style-name="Heading_20_3" text:outline-level="3">Write Conditions</text:h>
      <text:p text:style-name="Text_20_body">A write must occur when:</text:p>
      <text:list text:style-name="L21">
        <text:list-item>
          <text:p text:style-name="P24">5 seconds elapsed since last write<text:line-break/>OR</text:p>
        </text:list-item>
        <text:list-item>
          <text:p text:style-name="P24">5 answers changed since last write<text:line-break/>OR</text:p>
        </text:list-item>
        <text:list-item>
          <text:p text:style-name="P24">Student navigates away<text:line-break/>OR</text:p>
        </text:list-item>
        <text:list-item>
          <text:p text:style-name="P24"><text:soft-page-break/>Student clicks “Submit”</text:p>
        </text:list-item>
      </text:list>
      <text:p text:style-name="Text_20_body">Never write more frequently than once per 3 seconds.</text:p>
      <text:p text:style-name="Horizontal_20_Line"/>
      <text:h text:style-name="Heading_20_3" text:outline-level="3">Configurable Constants</text:h>
      <text:p text:style-name="Preformatted_20_Text"><text:span text:style-name="Source_20_Text">WRITE_INTERVAL_MS = 5000</text:span></text:p>
      <text:p text:style-name="Preformatted_20_Text"><text:span text:style-name="Source_20_Text">MAX_PENDING_ANSWERS = 5</text:span></text:p>
      <text:p text:style-name="P1"><text:span text:style-name="Source_20_Text">MIN_WRITE_INTERVAL_MS = 3000</text:span></text:p>
      <text:p text:style-name="Horizontal_20_Line"/>
      <text:h text:style-name="Heading_20_1" text:outline-level="1">🗂 2️⃣ LOCAL BUFFER STRATEGY</text:h>
      <text:p text:style-name="Text_20_body">Inside the browser:</text:p>
      <text:p text:style-name="Text_20_body">Maintain:</text:p>
      <text:p text:style-name="Preformatted_20_Text"><text:span text:style-name="Source_20_Text">let localAnswerBuffer = {</text:span></text:p>
      <text:p text:style-name="Preformatted_20_Text"><text:span text:style-name="Source_20_Text"><text:s text:c="2"/>questionId: {</text:span></text:p>
      <text:p text:style-name="Preformatted_20_Text"><text:span text:style-name="Source_20_Text"><text:s text:c="4"/>selectedOption,</text:span></text:p>
      <text:p text:style-name="Preformatted_20_Text"><text:span text:style-name="Source_20_Text"><text:s text:c="4"/>timeSpent,</text:span></text:p>
      <text:p text:style-name="Preformatted_20_Text"><text:span text:style-name="Source_20_Text"><text:s text:c="4"/>lastModified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Also maintain:</text:p>
      <text:p text:style-name="Preformatted_20_Text"><text:span text:style-name="Source_20_Text">let lastWriteTimestamp</text:span></text:p>
      <text:p text:style-name="P1"><text:span text:style-name="Source_20_Text">let pendingChangeCount</text:span></text:p>
      <text:p text:style-name="Text_20_body">When student selects option:</text:p>
      <text:list text:style-name="L22">
        <text:list-item>
          <text:p text:style-name="P25">Update localAnswerBuffer</text:p>
        </text:list-item>
        <text:list-item>
          <text:p text:style-name="P25">Increment pendingChangeCount</text:p>
        </text:list-item>
        <text:list-item>
          <text:p text:style-name="P25">Reset timer</text:p>
        </text:list-item>
      </text:list>
      <text:p text:style-name="Text_20_body">No immediate Firestore write.</text:p>
      <text:p text:style-name="Horizontal_20_Line"/>
      <text:h text:style-name="Heading_20_1" text:outline-level="1">🔁 3️⃣ FLUSH LOGIC (WRITE EXECUTION)</text:h>
      <text:p text:style-name="Text_20_body">Function:</text:p>
      <text:p text:style-name="P1"><text:span text:style-name="Source_20_Text">flushIfNeeded()</text:span></text:p>
      <text:p text:style-name="Text_20_body">Flush when:</text:p>
      <text:p text:style-name="Preformatted_20_Text"><text:span text:style-name="Source_20_Text">(Date.now() - lastWriteTimestamp &gt;= WRITE_INTERVAL_MS)</text:span></text:p>
      <text:p text:style-name="Preformatted_20_Text"><text:span text:style-name="Source_20_Text">OR</text:span></text:p>
      <text:p text:style-name="P1"><text:span text:style-name="Source_20_Text">(pendingChangeCount &gt;= MAX_PENDING_ANSWERS)</text:span></text:p>
      <text:p text:style-name="Text_20_body"><text:soft-page-break/>When flush triggered:</text:p>
      <text:list text:style-name="L23">
        <text:list-item>
          <text:p text:style-name="P26">Extract changed answers only</text:p>
        </text:list-item>
        <text:list-item>
          <text:p text:style-name="P26">Send batch to backend endpoint:<text:line-break/>POST /exam/session/{id}/answers</text:p>
        </text:list-item>
        <text:list-item>
          <text:p text:style-name="P26">On success:</text:p>
          <text:list>
            <text:list-item>
              <text:p text:style-name="P26">Clear local buffer</text:p>
            </text:list-item>
            <text:list-item>
              <text:p text:style-name="P26">Reset pendingChangeCount</text:p>
            </text:list-item>
            <text:list-item>
              <text:p text:style-name="P26">Update lastWriteTimestamp</text:p>
            </text:list-item>
          </text:list>
        </text:list-item>
      </text:list>
      <text:p text:style-name="Horizontal_20_Line"/>
      <text:h text:style-name="Heading_20_1" text:outline-level="1">📦 4️⃣ WRITE PAYLOAD FORMAT</text:h>
      <text:p text:style-name="Text_20_body">Never send full answerMap.</text:p>
      <text:p text:style-name="Text_20_body">Only changed answers:</text:p>
      <text:p text:style-name="Preformatted_20_Text"><text:span text:style-name="Source_20_Text">{</text:span></text:p>
      <text:p text:style-name="Preformatted_20_Text"><text:span text:style-name="Source_20_Text"><text:s text:c="2"/>"answer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questionId": "q12",</text:span></text:p>
      <text:p text:style-name="Preformatted_20_Text"><text:span text:style-name="Source_20_Text"><text:s text:c="6"/>"selectedOption": "A",</text:span></text:p>
      <text:p text:style-name="Preformatted_20_Text"><text:span text:style-name="Source_20_Text"><text:s text:c="6"/>"timeSpent": 43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Text_20_body">Backend merges using:</text:p>
      <text:p text:style-name="Preformatted_20_Text"><text:span text:style-name="Source_20_Text">update({</text:span></text:p>
      <text:p text:style-name="Preformatted_20_Text"><text:span text:style-name="Source_20_Text"><text:s text:c="2"/>[`answerMap.${questionId}`]: answerObject</text:span></text:p>
      <text:p text:style-name="P1"><text:span text:style-name="Source_20_Text">})</text:span></text:p>
      <text:p text:style-name="Text_20_body">This prevents overwriting entire document.</text:p>
      <text:p text:style-name="Horizontal_20_Line"/>
      <text:h text:style-name="Heading_20_1" text:outline-level="1">🛡 5️⃣ CONFLICT RESOLUTION STRATEGY</text:h>
      <text:p text:style-name="Text_20_body">Risk:</text:p>
      <text:list text:style-name="L24">
        <text:list-item>
          <text:p text:style-name="P27">Multiple tabs</text:p>
        </text:list-item>
        <text:list-item>
          <text:p text:style-name="P27">Rapid writes</text:p>
        </text:list-item>
        <text:list-item>
          <text:p text:style-name="P27">Network retry</text:p>
        </text:list-item>
      </text:list>
      <text:p text:style-name="Text_20_body">Solution:</text:p>
      <text:p text:style-name="Text_20_body">Each answer update contains:</text:p>
      <text:p text:style-name="Preformatted_20_Text"><text:soft-page-break/><text:span text:style-name="Source_20_Text">{</text:span></text:p>
      <text:p text:style-name="Preformatted_20_Text"><text:span text:style-name="Source_20_Text"><text:s text:c="2"/>selectedOption,</text:span></text:p>
      <text:p text:style-name="Preformatted_20_Text"><text:span text:style-name="Source_20_Text"><text:s text:c="2"/>timeSpent,</text:span></text:p>
      <text:p text:style-name="Preformatted_20_Text"><text:span text:style-name="Source_20_Text"><text:s text:c="2"/>clientTimestamp</text:span></text:p>
      <text:p text:style-name="P1"><text:span text:style-name="Source_20_Text">}</text:span></text:p>
      <text:p text:style-name="Text_20_body">Backend rule:</text:p>
      <text:p text:style-name="Text_20_body">If incoming clientTimestamp &lt; storedTimestamp → ignore.</text:p>
      <text:p text:style-name="Text_20_body">Newest wins.</text:p>
      <text:p text:style-name="Text_20_body">This prevents stale overwrites.</text:p>
      <text:p text:style-name="Horizontal_20_Line"/>
      <text:h text:style-name="Heading_20_1" text:outline-level="1">🌐 6️⃣ OFFLINE RECOVERY STRATEGY</text:h>
      <text:p text:style-name="Text_20_body">When network disconnect detected:</text:p>
      <text:list text:style-name="L25">
        <text:list-item>
          <text:p text:style-name="P28">Stop flush timer</text:p>
        </text:list-item>
        <text:list-item>
          <text:p text:style-name="P28">Continue buffering locally</text:p>
        </text:list-item>
        <text:list-item>
          <text:p text:style-name="P28">Display offline indicator</text:p>
        </text:list-item>
        <text:list-item>
          <text:p text:style-name="P28">On reconnect:</text:p>
          <text:list>
            <text:list-item>
              <text:p text:style-name="P28">Immediately flush all pending answers</text:p>
            </text:list-item>
            <text:list-item>
              <text:p text:style-name="P28">Resume timer</text:p>
            </text:list-item>
          </text:list>
        </text:list-item>
      </text:list>
      <text:p text:style-name="Text_20_body">If browser refresh happens:</text:p>
      <text:p text:style-name="Text_20_body">Before unload event:</text:p>
      <text:p text:style-name="P1"><text:span text:style-name="Source_20_Text">window.addEventListener("beforeunload", flushImmediately)</text:span></text:p>
      <text:p text:style-name="Text_20_body">If crash happens:</text:p>
      <text:p text:style-name="Text_20_body">On re-login:</text:p>
      <text:list text:style-name="L26">
        <text:list-item>
          <text:p text:style-name="P29">Load session</text:p>
        </text:list-item>
        <text:list-item>
          <text:p text:style-name="P29">Compare stored answerMap</text:p>
        </text:list-item>
        <text:list-item>
          <text:p text:style-name="P29">Merge with localStorage cached answers</text:p>
        </text:list-item>
        <text:list-item>
          <text:p text:style-name="P29">Resolve using latest timestamp rule</text:p>
        </text:list-item>
      </text:list>
      <text:p text:style-name="Horizontal_20_Line"/>
      <text:h text:style-name="Heading_20_1" text:outline-level="1">🧠 7️⃣ LOCAL STORAGE BACKUP</text:h>
      <text:p text:style-name="Text_20_body">Keep backup in:</text:p>
      <text:p text:style-name="P1"><text:span text:style-name="Source_20_Text">localStorage["session_{sessionId}"]</text:span></text:p>
      <text:p text:style-name="Text_20_body">Store:</text:p>
      <text:list text:style-name="L27">
        <text:list-item>
          <text:p text:style-name="P30"><text:soft-page-break/>localAnswerBuffer</text:p>
        </text:list-item>
        <text:list-item>
          <text:p text:style-name="P30">questionTimeSpentMap</text:p>
        </text:list-item>
        <text:list-item>
          <text:p text:style-name="P30">lastKnownServerSyncTime</text:p>
        </text:list-item>
      </text:list>
      <text:p text:style-name="Text_20_body">Clear on successful submit.</text:p>
      <text:p text:style-name="Horizontal_20_Line"/>
      <text:h text:style-name="Heading_20_1" text:outline-level="1">🔒 8️⃣ WRITE OPTIMIZATION RULES</text:h>
      <text:h text:style-name="Heading_20_3" text:outline-level="3">Never:</text:h>
      <text:p text:style-name="Text_20_body">❌ Overwrite entire answerMap<text:line-break/>❌ Write on every click<text:line-break/>❌ Write when no change<text:line-break/>❌ Write during submission transaction<text:line-break/>❌ Write after status == submitted</text:p>
      <text:p text:style-name="Horizontal_20_Line"/>
      <text:h text:style-name="Heading_20_3" text:outline-level="3">Always:</text:h>
      <text:p text:style-name="Text_20_body">✔ Write only changed questions<text:line-break/>✔ Use merge updates<text:line-break/>✔ Throttle writes<text:line-break/>✔ Track clientTimestamp<text:line-break/>✔ Use server timestamp on merge</text:p>
      <text:p text:style-name="Horizontal_20_Line"/>
      <text:h text:style-name="Heading_20_1" text:outline-level="1">🔄 9️⃣ SERVER MERGE STRATEGY</text:h>
      <text:p text:style-name="Text_20_body">Backend must:</text:p>
      <text:list text:style-name="L28">
        <text:list-item>
          <text:p text:style-name="P31">Validate session active</text:p>
        </text:list-item>
        <text:list-item>
          <text:p text:style-name="P31">For each answer:</text:p>
          <text:list>
            <text:list-item>
              <text:p text:style-name="P31">Compare timestamp</text:p>
            </text:list-item>
            <text:list-item>
              <text:p text:style-name="P31">Merge if newer</text:p>
            </text:list-item>
          </text:list>
        </text:list-item>
        <text:list-item>
          <text:p text:style-name="P31">Update:</text:p>
          <text:list>
            <text:list-item>
              <text:p text:style-name="P31">lastModifiedAt</text:p>
            </text:list-item>
            <text:list-item>
              <text:p text:style-name="P31">totalTimeSpent (incremental)</text:p>
            </text:list-item>
          </text:list>
        </text:list-item>
        <text:list-item>
          <text:p text:style-name="P31">Never recompute score here</text:p>
        </text:list-item>
      </text:list>
      <text:p text:style-name="Text_20_body">Score computed only at submission.</text:p>
      <text:p text:style-name="Horizontal_20_Line"/>
      <text:h text:style-name="Heading_20_1" text:outline-level="1"><text:soft-page-break/>🚨 🔟 DOUBLE TAB PROTECTION</text:h>
      <text:p text:style-name="Text_20_body">If student opens second tab:</text:p>
      <text:list text:style-name="L29">
        <text:list-item>
          <text:p text:style-name="P32">Backend sees same sessionId</text:p>
        </text:list-item>
        <text:list-item>
          <text:p text:style-name="P32">Both attempt writes</text:p>
        </text:list-item>
        <text:list-item>
          <text:p text:style-name="P32">Last timestamp wins</text:p>
        </text:list-item>
      </text:list>
      <text:p text:style-name="Text_20_body">Optional stricter method:</text:p>
      <text:p text:style-name="Text_20_body">When session starts:</text:p>
      <text:list text:style-name="L30">
        <text:list-item>
          <text:p text:style-name="P33">Generate sessionLockToken</text:p>
        </text:list-item>
        <text:list-item>
          <text:p text:style-name="P33">Store in session</text:p>
        </text:list-item>
        <text:list-item>
          <text:p text:style-name="P33">Validate token on every write</text:p>
        </text:list-item>
        <text:list-item>
          <text:p text:style-name="P33">If mismatch → terminate second tab</text:p>
        </text:list-item>
      </text:list>
      <text:p text:style-name="Horizontal_20_Line"/>
      <text:h text:style-name="Heading_20_1" text:outline-level="1">⚡ 1️⃣1️⃣ WRITE FREQUENCY EXPECTATION</text:h>
      <text:p text:style-name="Text_20_body">Assume:</text:p>
      <text:list text:style-name="L31">
        <text:list-item>
          <text:p text:style-name="P34">60 question test</text:p>
        </text:list-item>
        <text:list-item>
          <text:p text:style-name="P34">3-hour duration</text:p>
        </text:list-item>
        <text:list-item>
          <text:p text:style-name="P34">Average 90 answer changes</text:p>
        </text:list-item>
      </text:list>
      <text:p text:style-name="Text_20_body">With batching:</text:p>
      <text:list text:style-name="L32">
        <text:list-item>
          <text:p text:style-name="P35">~20 writes per session max</text:p>
        </text:list-item>
      </text:list>
      <text:p text:style-name="Text_20_body">Without batching:</text:p>
      <text:list text:style-name="L33">
        <text:list-item>
          <text:p text:style-name="P36">90–120 writes</text:p>
        </text:list-item>
      </text:list>
      <text:p text:style-name="Text_20_body">Batching reduces cost ~80%.</text:p>
      <text:p text:style-name="Horizontal_20_Line"/>
      <text:h text:style-name="Heading_20_1" text:outline-level="1">🔁 1️⃣2️⃣ SUBMISSION OVERRIDE</text:h>
      <text:p text:style-name="Text_20_body">On submission:</text:p>
      <text:list text:style-name="L34">
        <text:list-item>
          <text:p text:style-name="P37">Force immediate flush</text:p>
        </text:list-item>
        <text:list-item>
          <text:p text:style-name="P37">Await flush success</text:p>
        </text:list-item>
        <text:list-item>
          <text:p text:style-name="P37">Then call submission endpoint</text:p>
        </text:list-item>
        <text:list-item>
          <text:p text:style-name="P37"><text:soft-page-break/>Disable further writes</text:p>
        </text:list-item>
      </text:list>
      <text:p text:style-name="Text_20_body">Submission must always use latest buffer.</text:p>
      <text:p text:style-name="Horizontal_20_Line"/>
      <text:h text:style-name="Heading_20_1" text:outline-level="1">🧮 1️⃣3️⃣ EDGE CASES</text:h>
      <text:h text:style-name="Heading_20_3" text:outline-level="3">Case 1: Student answers but never navigates</text:h>
      <text:p text:style-name="Text_20_body">Timer still flushes.</text:p>
      <text:h text:style-name="Heading_20_3" text:outline-level="3">Case 2: Student changes same question repeatedly</text:h>
      <text:p text:style-name="Text_20_body">Only last change written.</text:p>
      <text:h text:style-name="Heading_20_3" text:outline-level="3">Case 3: Student refresh mid-test</text:h>
      <text:p text:style-name="Text_20_body">Restore from localStorage + server merge.</text:p>
      <text:h text:style-name="Heading_20_3" text:outline-level="3">Case 4: Session expired during offline</text:h>
      <text:p text:style-name="Text_20_body">On reconnect:</text:p>
      <text:list text:style-name="L35">
        <text:list-item>
          <text:p text:style-name="P38">Backend rejects write</text:p>
        </text:list-item>
        <text:list-item>
          <text:p text:style-name="P38">Force submit or terminate</text:p>
        </text:list-item>
      </text:list>
      <text:p text:style-name="Horizontal_20_Line"/>
      <text:h text:style-name="Heading_20_1" text:outline-level="1">📊 1️⃣4️⃣ WRITE SAFETY METRICS</text:h>
      <text:p text:style-name="Text_20_body">Track:</text:p>
      <text:list text:style-name="L36">
        <text:list-item>
          <text:p text:style-name="P39">avgWritesPerSession</text:p>
        </text:list-item>
        <text:list-item>
          <text:p text:style-name="P39">writeFailureRate</text:p>
        </text:list-item>
        <text:list-item>
          <text:p text:style-name="P39">flushRetryCount</text:p>
        </text:list-item>
        <text:list-item>
          <text:p text:style-name="P39">sessionSyncLag</text:p>
        </text:list-item>
      </text:list>
      <text:p text:style-name="Text_20_body">Vendor system-health page must monitor these.</text:p>
      <text:p text:style-name="Horizontal_20_Line"/>
      <text:h text:style-name="Heading_20_1" text:outline-level="1">🎯 FINAL SESSION WRITE BATCHING SUMMARY</text:h>
      <text:p text:style-name="Text_20_body">You now have:</text:p>
      <text:p text:style-name="Text_20_body">✔ Write interval logic<text:line-break/>✔ Local buffer strategy<text:line-break/><text:soft-page-break/>✔ Incremental merge writes<text:line-break/>✔ Conflict resolution<text:line-break/>✔ Offline recovery<text:line-break/>✔ Timestamp-based reconciliation<text:line-break/>✔ Write throttling<text:line-break/>✔ Double-tab mitigation<text:line-break/>✔ Submission synchronization<text:line-break/>✔ Cost optimization</text:p>
      <text:p text:style-name="Text_20_body">This is production-safe and scalable.</text:p>
      <text:p text:style-name="Horizontal_20_Line"/>
      <text:p text:style-name="Text_20_body">Next deep intelligence layer:</text:p>
      <text:p text:style-name="Text_20_body">🧠 <text:span text:style-name="Strong_20_Emphasis">Pattern Engine Rule Architecture (Full Deep Spec)</text:span></text:p>
      <text:p text:style-name="Text_20_body">This defines how raw metrics become risk states.</text:p>
      <text:p text:style-name="Text_20_body">Proceed?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22:34:26.402889165</dc:date>
    <meta:editing-duration>PT12M4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8" meta:paragraph-count="191" meta:word-count="742" meta:character-count="4845" meta:non-whitespace-character-count="4312"/>
  </office:meta>
</office:document-meta>
</file>